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Βασικό" style:master-page-name="MP0" style:family="paragraph">
      <style:paragraph-properties fo:break-before="page" fo:text-align="center"/>
      <style:text-properties style:font-name="Times New Roman" fo:font-size="16pt" style:font-size-asian="16pt" style:font-size-complex="16pt" fo:language="en" fo:country="US"/>
    </style:style>
    <style:style style:name="P2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3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4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5" style:parent-style-name="Βασικό" style:family="paragraph">
      <style:paragraph-properties fo:text-align="center"/>
      <style:text-properties style:font-name="Times New Roman" fo:font-size="26pt" style:font-size-asian="26pt" style:font-size-complex="26pt" fo:language="en" fo:country="US"/>
    </style:style>
    <style:style style:name="P6" style:parent-style-name="Βασικό" style:family="paragraph">
      <style:paragraph-properties fo:text-align="center"/>
      <style:text-properties style:font-name="Times New Roman" fo:font-style="italic" style:font-style-asian="italic" fo:font-size="26pt" style:font-size-asian="26pt" style:font-size-complex="26pt" fo:language="en" fo:country="US"/>
    </style:style>
    <style:style style:name="P7" style:parent-style-name="Βασικό" style:family="paragraph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P8" style:parent-style-name="Βασικό" style:family="paragraph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T9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10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11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12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13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14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15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16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17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18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19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0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1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2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3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4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5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6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7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8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9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30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31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32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3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2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5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6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8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8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9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9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9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7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9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9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100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10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0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1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1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2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2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2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3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3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3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5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7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6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6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7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8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9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9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9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9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0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0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6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1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5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6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6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6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6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7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8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8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8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9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9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9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9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0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0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1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2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2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2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336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37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33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3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6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8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6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38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0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3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7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39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P400" style:parent-style-name="Βασικό" style:family="paragraph">
      <style:text-properties style:font-name="Times New Roman" fo:font-size="9pt" style:font-size-asian="9pt" style:font-size-complex="9pt"/>
    </style:style>
    <style:style style:name="P401" style:parent-style-name="Βασικό" style:family="paragraph">
      <style:text-properties style:font-name="Times New Roman" fo:font-size="9pt" style:font-size-asian="9pt" style:font-size-complex="9pt"/>
    </style:style>
    <style:style style:name="P402" style:parent-style-name="Βασικό" style:family="paragraph">
      <style:text-properties style:font-name="Times New Roman" fo:font-size="9pt" style:font-size-asian="9pt" style:font-size-complex="9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Intelligent Control:</text:p>
      <text:p text:style-name="P6">Implementing Soft Actor-Critic (SAC) from Scratch</text:p>
      <text:p text:style-name="P7"/>
      <text:p text:style-name="P8">Description: Implement the SAC algorithm from scratch using PyTorch or JAX and apply it to robotics tasks. Analyze the impact of entropy regularization, target networks, and Qfunction stability.</text:p>
      <text:p text:style-name="Βασικό"><text:span text:style-name="T9">Μαρκαντωνάτου Ειρήνη, 109</text:span><text:span text:style-name="T10">5489</text:span></text:p>
      <text:p text:style-name="Βασικό"><text:span text:style-name="T11">Σολομωνίδη Ελευθερία, 1092837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Βασικό"><text:span text:style-name="T33">Στο πλαίσιο της παρούσας εργασίας, χρησιμοποιήθηκε η βιβλιοθήκη<text:s/></text:span><text:span text:style-name="T34">Gymnasium</text:span><text:span text:style-name="T35">, η οποία προσφέρει περιβάλλοντα προσομοίωσης για πειράματα ενισχυτικής μάθησης. Συγκεκριμένα επιλέχθηκε το περιβάλλον<text:s/></text:span><text:span text:style-name="T36">PointMaze</text:span><text:span text:style-name="T37">, προσομοιώνοντας έναν λαβύρινθο στον οποίο ένας<text:s/></text:span><text:span text:style-name="T38">agent</text:span><text:span text:style-name="T39"><text:s/>πρέπει να καταφέρει να φτάσει από μία αρχικά τυχαία θέση προς έναν προκαθορισμένο στόχο. Επιλέχθηκε ένα περιβάλλον οριζόντιου λαβυρίνθου στο οποίο ο<text:s/></text:span><text:span text:style-name="T40">agent</text:span><text:span text:style-name="T41"><text:s/>συμπεριφέρεται σαν μία σημειακή μάζα η οποία είναι ελεύθερη να κινηθεί σε δύο διαστάσεις<text:s/></text:span><text:span text:style-name="T42">x</text:span><text:span text:style-name="T43"><text:s/></text:span><text:span text:style-name="T44">και<text:s/></text:span><text:span text:style-name="T45">y</text:span><text:span text:style-name="T46">.<text:s/></text:span><text:span text:style-name="T47">Σε κάθε χρονική στιγμή, ο agent παρατηρεί την τρέχουσα κατάστασή (</text:span><text:span text:style-name="T48">state</text:span><text:span text:style-name="T49">) του και επιλέγει μία ενέργεια (</text:span><text:span text:style-name="T50">action</text:span><text:span text:style-name="T51">), η οποία επηρεάζει την επόμενη κατάστασή του (</text:span><text:span text:style-name="T52">next</text:span><text:span text:style-name="T53">_</text:span><text:span text:style-name="T54">state</text:span><text:span text:style-name="T55">) και την ανταμοιβή (</text:span><text:span text:style-name="T56">reward</text:span><text:span text:style-name="T57">) που θα λάβει.</text:span></text:p>
      <text:p text:style-name="Βασικό"><text:span text:style-name="T58">Το<text:s/></text:span><text:span text:style-name="T59">state</text:span><text:span text:style-name="T60"><text:s/>του<text:s/></text:span><text:span text:style-name="T61">agent</text:span><text:span text:style-name="T62"><text:s/>περιλαμβάνει την εκάστοτε θέση του (</text:span><text:span text:style-name="T63">achieved</text:span><text:span text:style-name="T64">_</text:span><text:span text:style-name="T65">goal</text:span><text:span text:style-name="T66">) και την θέση του επιθυμητού στόχου (</text:span><text:span text:style-name="T67">desired</text:span><text:span text:style-name="T68">_</text:span><text:span text:style-name="T69">goal</text:span><text:span text:style-name="T70">).</text:span><text:span text:style-name="T71"><text:s/></text:span><text:span text:style-name="T72">Ο<text:s/></text:span><text:span text:style-name="T73">agent</text:span><text:span text:style-name="T74"><text:s/></text:span><text:span text:style-name="T75">είναι απαραίτητο να γνωρίζει το<text:s/></text:span><text:span text:style-name="T76">desired</text:span><text:span text:style-name="T77"><text:s/></text:span><text:span text:style-name="T78">goal</text:span><text:span text:style-name="T79"><text:s/></text:span><text:span text:style-name="T80">σε κάθε βήμα (σταθερό και συγκεκριμένο διάνυσμα για κάθε<text:s/></text:span><text:span text:style-name="T81">επεισόδιο</text:span><text:span text:style-name="T82">) γιατί αυτό καθορίζει προς τα που πρέπει να κινηθεί και τι προσπαθεί να επιτύχει.</text:span><text:span text:style-name="T83"><text:s/>Ειδικά σε περιβάλλοντα όπως αυτό που ο στόχος αλλάζει ανά επεισόδιο η ενσωμάτωση του<text:s/></text:span><text:span text:style-name="T84">desired</text:span><text:span text:style-name="T85"><text:s/></text:span><text:span text:style-name="T86">goal</text:span><text:span text:style-name="T87"><text:s/></text:span><text:span text:style-name="T88">είναι απαραίτητη για την εκμάθηση ενός<text:s/></text:span><text:span text:style-name="T89">policy</text:span><text:span text:style-name="T90"><text:s/></text:span><text:span text:style-name="T91">που να μπορεί να γενικευτεί σε διαφορετικούς στόχους.</text:span></text:p>
      <text:p text:style-name="Βασικό"><text:span text:style-name="T92">Το<text:s/></text:span><text:span text:style-name="T93">action</text:span><text:span text:style-name="T94"><text:s/>του<text:s/></text:span><text:span text:style-name="T95">agent</text:span><text:span text:style-name="T96"><text:s/>αναπαριστά την γραμμική δύναμη που ασκείται στην σημειακή μάζα στις κατευθύνσεις<text:s/></text:span><text:span text:style-name="T97">x</text:span><text:span text:style-name="T98"><text:s/>και<text:s/></text:span><text:span text:style-name="T99">y</text:span><text:span text:style-name="T100"><text:s/></text:span><text:span text:style-name="T101">και τον μετακινούν στην επόμενη κατάσταση</text:span><text:span text:style-name="T102">.</text:span><text:s/><text:span text:style-name="T103">Σ</text:span><text:span text:style-name="T104">ε κάθε χρονική στιγμή,<text:s/></text:span><text:span text:style-name="T105">ο<text:s/></text:span><text:span text:style-name="T106">agent</text:span><text:span text:style-name="T107"><text:s/></text:span><text:span text:style-name="T108">επιλέγει<text:s/></text:span><text:span text:style-name="T109">ένα<text:s/></text:span><text:span text:style-name="T110">action<text:s/></text:span><text:span text:style-name="T111">το οποίο<text:s/></text:span><text:span text:style-name="T112">αντιστοιχεί σε μια συνεχή μεταβολή της θέσης του μέσα στον λαβύρινθο.</text:span><text:span text:style-name="T113"><text:s/>Αφού επιλεγεί ένα<text:s/></text:span><text:span text:style-name="T114">action</text:span><text:span text:style-name="T115">,</text:span><text:span text:style-name="T116"><text:s/></text:span><text:span text:style-name="T117">ο<text:s/></text:span><text:span text:style-name="T118">agent</text:span><text:span text:style-name="T119"><text:s/></text:span><text:span text:style-name="T120">προχωράει</text:span><text:span text:style-name="T121"><text:s/>σ</text:span><text:span text:style-name="T122">το<text:s/></text:span><text:span text:style-name="T123">next</text:span><text:span text:style-name="T124"><text:s/></text:span><text:span text:style-name="T125">state</text:span><text:span text:style-name="T126">,<text:s/></text:span><text:span text:style-name="T127">λαμβάνει μία</text:span><text:span text:style-name="T128"><text:s/>ανταμοιβή</text:span><text:span text:style-name="T129"><text:s/>(</text:span><text:span text:style-name="T130">reward</text:span><text:span text:style-name="T131">)</text:span><text:span text:style-name="T132"><text:s/>και<text:s/></text:span><text:span text:style-name="T133">μια<text:s/></text:span><text:span text:style-name="T134">ένδειξη για το αν έχει ολοκληρωθεί το επεισόδιο (</text:span><text:span text:style-name="T135">done</text:span><text:span text:style-name="T136">).</text:span></text:p>
      <text:p text:style-name="Βασικό"><text:span text:style-name="T137">Η συνάρτηση για τα<text:s/></text:span><text:span text:style-name="T138">rewards</text:span><text:span text:style-name="T139"><text:s/>που χρησιμοποιείται σε αυτό το περιβάλλον βασίζεται σε sparse rewards. Πιο συγκεκριμένα, ο<text:s/></text:span><text:span text:style-name="T140">agent</text:span><text:span text:style-name="T141"><text:s/>λαμβάνει ανταμοιβή αν και μόνο αν φτάσει στον στόχο</text:span><text:span text:style-name="T142"><text:s/> (</text:span><text:span text:style-name="T143">η μπάλα θεωρείται ότι έχει φτάσει το στόχο όταν η ευκλείδεια απόσταση <text:s/>είναι μικρότερη από</text:span><text:span text:style-name="T144"><text:s/>0.5 m)</text:span><text:span text:style-name="T145">, ενώ σε όλα τα ενδιάμεσα βήματα η ανταμοιβή είναι μηδενική.</text:span><text:s/><text:span text:style-name="T146">Αυτό καθιστά τη διαδικασία μάθησης πιο απαιτητική, καθώς ο agent δεν έχει άμεσα καθοδήγηση για το αν κινείται προς τη σωστή κατεύθυνση ή όχι.</text:span><text:span text:style-name="T147"><text:s/></text:span><text:span text:style-name="T148">Η</text:span><text:span text:style-name="T149"><text:s/>εκμάθηση βασίζεται κυρίως σε λίγες αλλά κρίσιμες εμπειρίες όπου ο<text:s/></text:span><text:span text:style-name="T150">agent<text:s/></text:span><text:span text:style-name="T151">επιτυγχάνει τον στόχο. Παρά το γεγονός ότι χρησιμοποιούνται sparse rewards, ο αλγόριθμος<text:s/></text:span><text:span text:style-name="T152">Soft Actor-Critic (SAC)</text:span><text:span text:style-name="T153"><text:s/>καταφέρνει να μάθει αποτελεσματικά, κυρίως χάρη στη χρήση<text:s/></text:span><text:span text:style-name="T154">replay buffer</text:span><text:span text:style-name="T155">.</text:span></text:p>
      <text:p text:style-name="Βασικό"><text:span text:style-name="T156">Ο<text:s/></text:span><text:span text:style-name="T157">replay buffer</text:span><text:span text:style-name="T158">.</text:span><text:span text:style-name="T159">αποθηκεύει όλα τα<text:s/></text:span><text:span text:style-name="T160">experiences</text:span><text:span text:style-name="T161"><text:s/>του agent (state, action, reward, next state</text:span><text:span text:style-name="T162">,<text:s/></text:span><text:span text:style-name="T163">done</text:span><text:span text:style-name="T164">) σε κάθε βήμα του επεισοδίου, με αποτέλεσμα να επαναχρησιμοποιούνται τα επιτυχημένα experiences. Κατά τη διάρκεια της εκπαίδευσης, ο agent κάνει τυχαία δειγματοληψία από το</text:span><text:span text:style-name="T165"><text:s/>buffer</text:span><text:span text:style-name="T166">, επιλέγοντας<text:s/></text:span><text:span text:style-name="T167">mini-batches<text:s/></text:span><text:span text:style-name="T168">από τα<text:s/></text:span><text:span text:style-name="T169">experiences</text:span><text:span text:style-name="T170"><text:s/>ανάλογα με το προκαθορισμένο μέγεθος (batch size). Έτσι, η πληροφορία της «επιτυχίας» δεν χάνεται, αλλά<text:s/></text:span><text:span text:style-name="T171">μπορεί να επανεμφανίζεται πολλές φορές</text:span><text:span text:style-name="T172">, ενισχύοντας σταδιακά το policy του agent.</text:span><text:span text:style-name="T173"><text:s/></text:span><text:span text:style-name="T174">Όταν<text:s/></text:span><text:span text:style-name="T175">ένα<text:s/></text:span><text:span text:style-name="T176">experience</text:span><text:span text:style-name="T177"><text:s/></text:span><text:span text:style-name="T178">περιλαμβάνει επίτευξη του στόχου (δηλαδή αυξημένο reward),<text:s/></text:span><text:span text:style-name="T179">ενημερώνε</text:span><text:span text:style-name="T180">ται</text:span><text:span text:style-name="T181"><text:s/>το</text:span><text:span text:style-name="T182"><text:s/>Q-network. Πιο συγκεκριμένα,<text:s/></text:span><text:span text:style-name="T183">το</text:span><text:span text:style-name="T184"><text:s/></text:span><text:span text:style-name="T185">Q</text:span><text:span text:style-name="T186">-</text:span><text:span text:style-name="T187">value</text:span><text:span text:style-name="T188"><text:s/></text:span><text:span text:style-name="T189">αυξάνεται, καθώς η εξίσωση στόχου<text:s/></text:span><text:span text:style-name="T190">Q(sₜ₋₁, aₜ₋₁)</text:span><text:span text:style-name="T191"><text:s/></text:span><text:span text:style-name="T192"><text:s/>= r + γ·Q(sₜ, π(sₜ))</text:span><text:span text:style-name="T193"><text:s/>περιλαμβάνει υψηλό r (</text:span><text:span text:style-name="T194">reward</text:span><text:span text:style-name="T195">). Το Q-network (</text:span><text:span text:style-name="T196">o</text:span><text:span text:style-name="T197"><text:s/></text:span><text:span text:style-name="T198">Critic</text:span><text:span text:style-name="T199">) σταδιακά μαθαίνει ότι συγκεκριμένοι συνδυασμοί state-action οδηγούν σε υψηλή ανταμοιβή. Παράλληλα, το policy network (ο<text:s/></text:span><text:span text:style-name="T200">A</text:span><text:span text:style-name="T201">ctor</text:span><text:span text:style-name="T202">) εκπαιδεύεται να επιλέγει actions που μεγιστοποιούν το Q-value, δηλαδή εκείνα που με μεγαλύτερη πιθανότητα θα οδηγήσουν σε επιτυχημένες μεταβάσεις. Ως αποτέλεσμα, αυξάνεται η πιθανότητα ο agent να αναπαράγει την επιτυχία</text:span><text:span text:style-name="T203"><text:s/></text:span><text:span text:style-name="T204">ακόμα και σε περιβάλλοντα με<text:s/></text:span><text:span text:style-name="T205">sparse</text:span><text:span text:style-name="T206"><text:s/></text:span><text:span text:style-name="T207">rewards</text:span><text:span text:style-name="T208">.<text:s/></text:span></text:p>
      <text:p text:style-name="Βασικό"><text:span text:style-name="T209">Η διαδικασία αυτή υποστηρίζεται από δύο νευρωνικά δίκτυα που αναφέρθηκαν, το δίκτυο του<text:s/></text:span><text:span text:style-name="T210">Actor</text:span><text:span text:style-name="T211"><text:s/>και το δίκτυο του</text:span><text:span text:style-name="T212"><text:s/></text:span><text:span text:style-name="T213">Critic</text:span><text:span text:style-name="T214">.</text:span></text:p>
      <text:p text:style-name="Βασικό"><text:span text:style-name="T215">Το νευρωνικό δίκτυο για τον<text:s/></text:span><text:span text:style-name="T216">Critic</text:span><text:span text:style-name="T217"><text:s/>προσπαθεί να</text:span><text:span text:style-name="T218"><text:s/></text:span><text:span text:style-name="T219">εκτιμήσει τα<text:s/></text:span><text:span text:style-name="T220">Q</text:span><text:span text:style-name="T221">-</text:span><text:span text:style-name="T222">values</text:span><text:span text:style-name="T223"><text:s/></text:span><text:span text:style-name="T224">δηλαδή να υπολογίσει τα<text:s/></text:span><text:span text:style-name="T225">expected</text:span><text:span text:style-name="T226"><text:s/></text:span><text:span text:style-name="T227">returns</text:span><text:span text:style-name="T228"><text:s/>έχοντας επιλέξει ένα συγκεκριμένο<text:s/></text:span><text:span text:style-name="T229">action</text:span><text:span text:style-name="T230"><text:s/></text:span><text:span text:style-name="T231">από ένα<text:s/></text:span><text:span text:style-name="T232">state</text:span><text:span text:style-name="T233"><text:s/>ακολουθώντας το<text:s/></text:span><text:span text:style-name="T234">policy</text:span><text:span text:style-name="T235">. Χρησιμοποιούνται δύο<text:s/></text:span><text:span text:style-name="T236">Q</text:span><text:span text:style-name="T237">-</text:span><text:span text:style-name="T238">functions</text:span><text:span text:style-name="T239"><text:s/>για να αποφευχθεί να γίνει<text:s/></text:span><text:span text:style-name="T240">overestimate</text:span><text:span text:style-name="T241"><text:s/>το<text:s/></text:span><text:span text:style-name="T242">Q</text:span><text:span text:style-name="T243">-</text:span><text:span text:style-name="T244">value</text:span><text:span text:style-name="T245">.<text:s/></text:span><text:span text:style-name="T246">Δηλαδή,<text:s/></text:span><text:span text:style-name="T247">να αποφευχθεί<text:s/></text:span><text:span text:style-name="T248">το δίκτυο να νομίζει ότι ένα action είναι πολύ καλύτερο απ’ ό,τι είναι στην πραγματικότητα</text:span><text:span text:style-name="T249"><text:s/>με αποτέλεσμα<text:s/></text:span><text:span text:style-name="T250">ο actor<text:s/></text:span><text:span text:style-name="T251">να<text:s/></text:span><text:span text:style-name="T252">μάθει να το προτιμά, χωρίς λόγο.</text:span><text:span text:style-name="T253"><text:s/>Το<text:s/></text:span><text:span text:style-name="T254">critic</text:span><text:span text:style-name="T255">_</text:span><text:span text:style-name="T256">loss</text:span><text:span text:style-name="T257"><text:s/></text:span><text:span text:style-name="T258">είναι αυτό που μαθαίνει να προβλέπει πόσο καλό ή όχι είναι ένα<text:s/></text:span><text:span text:style-name="T259">action</text:span><text:span text:style-name="T260"><text:s/></text:span><text:span text:style-name="T261">που επιλέχθηκε, δηλαδή αξιολογεί τα<text:s/></text:span><text:span text:style-name="T262">actions</text:span><text:span text:style-name="T263">.</text:span><text:span text:style-name="T264"><text:s/></text:span><text:span text:style-name="T265">Η επιλογή όμως των<text:s/></text:span><text:span text:style-name="T266">actions</text:span><text:span text:style-name="T267"><text:s/>βασίζεται στο νευρωνικό δίκτυο του<text:s/></text:span><text:span text:style-name="T268">Actor</text:span><text:span text:style-name="T269">.</text:span></text:p>
      <text:p text:style-name="Βασικό"><text:span text:style-name="T270">Ο</text:span><text:span text:style-name="T271"><text:s/></text:span><text:span text:style-name="T272">Actor</text:span><text:span text:style-name="T273"><text:s/></text:span><text:span text:style-name="T274">ουσιαστικά</text:span><text:span text:style-name="T275"><text:s/></text:span><text:span text:style-name="T276">προσπαθεί</text:span><text:span text:style-name="T277"><text:s/></text:span><text:span text:style-name="T278">να</text:span><text:span text:style-name="T279"><text:s/></text:span><text:span text:style-name="T280">μάθει</text:span><text:span text:style-name="T281"><text:s/></text:span><text:span text:style-name="T282">ένα<text:s/></text:span><text:span text:style-name="T283">στοχαστικό</text:span><text:span text:style-name="T284"><text:s/></text:span><text:span text:style-name="T285">policy</text:span><text:span text:style-name="T286"><text:s/>το οποίο θα μεγιστοποιεί τα<text:s/></text:span><text:span text:style-name="T287">expected</text:span><text:span text:style-name="T288"><text:s/></text:span><text:span text:style-name="T289">returns</text:span><text:span text:style-name="T290"><text:s/></text:span><text:span text:style-name="T291">και θα διατηρεί υψηλή την<text:s/></text:span><text:span text:style-name="T292">εντροπία</text:span><text:span text:style-name="T293"><text:s/></text:span><text:span text:style-name="T294">(Η)</text:span><text:span text:style-name="T295"><text:s/>με στόχο να μπορεί να επιλέγει καλά<text:s/></text:span><text:span text:style-name="T296">actions</text:span><text:span text:style-name="T297">.</text:span><text:span text:style-name="T298"><text:s/></text:span><text:span text:style-name="T299">Στοχαστικό είναι ένα<text:s/></text:span><text:span text:style-name="T300">policy</text:span><text:span text:style-name="T301"><text:s/></text:span><text:span text:style-name="T302">όταν τα</text:span><text:span text:style-name="T303"><text:s/></text:span><text:span text:style-name="T304">actions</text:span><text:span text:style-name="T305"><text:s/></text:span><text:span text:style-name="T306">που<text:s/></text:span><text:span text:style-name="T307">λαμβάνονται</text:span><text:span text:style-name="T308"><text:s/>σε κάθε βήμα χρησιμοποιούν μια κατανομή πιθανότητας ώστε να μην επιλέγεται το ίδιο<text:s/></text:span><text:span text:style-name="T309">action</text:span><text:span text:style-name="T310"><text:s/>για ένα δεδομένο<text:s/></text:span><text:span text:style-name="T311">state</text:span><text:span text:style-name="T312">.<text:s/></text:span><text:span text:style-name="T313">Έτσι μ</text:span><text:span text:style-name="T314">ε<text:s/></text:span><text:span text:style-name="T315">την στοχαστικότητα εισάγεται η έννοια της τυχαιότητας</text:span><text:span text:style-name="T316"><text:s/>όσον αφορά την επιλογή των<text:s/></text:span><text:span text:style-name="T317">actions</text:span><text:span text:style-name="T318">.</text:span><text:span text:style-name="T319"><text:s/>Μια ένδειξη για το κατά πόσο η πολιτική του<text:s/></text:span><text:span text:style-name="T320">agent</text:span><text:span text:style-name="T321"><text:s/>εκπαιδεύεται σωστά αποτελεί το<text:s/></text:span><text:span text:style-name="T322">actor</text:span><text:span text:style-name="T323"><text:s/></text:span><text:span text:style-name="T324">loss</text:span><text:span text:style-name="T325">.</text:span><text:span text:style-name="T326"><text:s/>Όταν το actor loss είναι υψηλό, σημαίνει ότι ο actor προτείνει<text:s/></text:span><text:span text:style-name="T327">actions</text:span><text:span text:style-name="T328"><text:s/>που, σύμφωνα με τον Critic, δεν οδηγούν σε υψηλή ανταμοιβή</text:span><text:span text:style-name="T329">, δηλαδή</text:span><text:span text:style-name="T330"><text:s/>χρειάζεται περαιτέρω εκπαίδευση για να βελτιώσει την πολιτική του.</text:span></text:p>
      <text:p text:style-name="Βασικό"><text:span text:style-name="T331">Εκτός από τη μεγιστοποίηση της αναμενόμενης ανταμοιβής, ο αλγόριθμος SAC ενσωματώνει έναν ακόμη σημαντικό στόχο</text:span><text:span text:style-name="T332"><text:s/>που είναι</text:span><text:span text:style-name="T333"><text:s/>η διατήρηση υψηλής εντροπίας στο policy.</text:span><text:span text:style-name="T334"><text:s/>Το<text:s/></text:span><text:span text:style-name="T335">entropy</text:span><text:span text:style-name="T336"><text:s/></text:span><text:span text:style-name="T337">regularization</text:span><text:span text:style-name="T338"><text:s/></text:span><text:span text:style-name="T339">είναι μία τεχνική που<text:s/></text:span><text:span text:style-name="T340">βελτιώνει την εξερεύνηση</text:span><text:span text:style-name="T341"><text:s/>(</text:span><text:span text:style-name="T342">exploration</text:span><text:span text:style-name="T343">)</text:span><text:span text:style-name="T344"><text:s/>ενθαρρύνοντας το<text:s/></text:span><text:span text:style-name="T345">policy</text:span><text:span text:style-name="T346"><text:s/>να διατηρήσει μια ισορροπημένη κατανομή στα<text:s/></text:span><text:span text:style-name="T347">actions</text:span><text:span text:style-name="T348"><text:s/></text:span><text:span text:style-name="T349">που την εμποδίζει από το να γίνει πολύ ντετερμινιστική πολύ γρήγορα. Μη λαμβάνοντας<text:s/></text:span><text:soft-page-break/><text:span text:style-name="T350">υπόψιν το<text:s/></text:span><text:span text:style-name="T351">entropy</text:span><text:span text:style-name="T352"><text:s/></text:span><text:span text:style-name="T353">regularization</text:span><text:span text:style-name="T354"><text:s/>το<text:s/></text:span><text:span text:style-name="T355">policy</text:span><text:span text:style-name="T356"><text:s/></text:span><text:span text:style-name="T357">ενδέχεται να συγκλίνει γρήγορα σε ένα μικρό σύνολο από<text:s/></text:span><text:span text:style-name="T358">actions</text:span><text:span text:style-name="T359"><text:s/>που δίνουν υψηλό<text:s/></text:span><text:span text:style-name="T360">reward</text:span><text:span text:style-name="T361"><text:s/></text:span><text:span text:style-name="T362">αλλά να αγνοήσει πιθανώς καλύτερα εναλλακτικά<text:s/></text:span><text:span text:style-name="T363">actions</text:span><text:span text:style-name="T364">.</text:span><text:span text:style-name="T365"><text:s/></text:span><text:span text:style-name="T366">Με την εισαγωγή του όρου της εντροπίας, καθορίζουμε το πόσο στοχαστική</text:span><text:span text:style-name="T367">,<text:s/></text:span><text:span text:style-name="T368">δηλαδή πόσο "τυχαία"</text:span><text:span text:style-name="T369">,<text:s/></text:span><text:span text:style-name="T370"><text:s/>θέλουμε να είναι η πολιτική του agent κατά την επιλογή των actions.</text:span><text:span text:style-name="T371"><text:s/>Ο<text:s/></text:span><text:span text:style-name="T372">agent<text:s/></text:span><text:span text:style-name="T373">έτσι μαθαίνει</text:span><text:span text:style-name="T374"><text:s/>να εξερευνά διαφορετικ</text:span><text:span text:style-name="T375">ά</text:span><text:span text:style-name="T376"><text:s/></text:span><text:span text:style-name="T377">actions</text:span><text:span text:style-name="T378"><text:s/>αντί να παγιδεύεται σε επαναλαμβανόμενες επιλογές.<text:s/></text:span><text:span text:style-name="T379">Συγκεκριμένα σε αυτή την εργασία επιλέχθηκε κ</text:span><text:span text:style-name="T380">ατά την εκπαίδευση, η εντροπία<text:s/></text:span><text:span text:style-name="T381">να<text:s/></text:span><text:span text:style-name="T382">προσαρμόζεται δυναμικά μέσω ενός επιπλέον όρου στο συνολικό loss του actor. Συγκεκριμένα, ο αλγόριθμος SAC περιλαμβάνει έναν παράγοντα θερμοκρασίας (</text:span><text:span text:style-name="T383">temperature parameter</text:span><text:span text:style-name="T384">,</text:span><text:span text:style-name="T385"><text:s/>συμβολίζεται με<text:s/></text:span><text:span text:style-name="T386">α</text:span><text:span text:style-name="T387">), ο οποίος ελέγχει πόση βαρύτητα έχει η εντροπία στη διαδικασία εκπαίδευσης. Αν η πολιτική είναι υπερβολικά "σίγουρη" (χαμηλή εντροπία),<text:s/></text:span><text:span text:style-name="T388">τ</text:span><text:span text:style-name="T389">ο<text:s/></text:span><text:span text:style-name="T390">α</text:span><text:span text:style-name="T391"><text:s/>αυξάνεται ώστε να ενισχυθεί<text:s/></text:span><text:span text:style-name="T392">η τυχαιότητα. Αντίθετα, όταν η πολιτική έχει<text:s/></text:span><text:span text:style-name="T393">υψηλή</text:span><text:span text:style-name="T394"><text:s/>εντροπία,<text:s/></text:span><text:span text:style-name="T395">τ</text:span><text:span text:style-name="T396">ο<text:s/></text:span><text:span text:style-name="T397">α</text:span><text:span text:style-name="T398"><text:s/>μειώνεται</text:span><text:span text:style-name="T399"><text:s/>για να γίνει πιο ντετερμινιστικό το σύστημα.</text:span></text:p>
      <text:p text:style-name="P400">Στην εργασία<text:s/>τα<text:s/>αποτελέσματα που προέκυψαν δείχνουν μια αρχικά υψηλή εντροπία<text:s/>η οποία<text:s/>έπειτα<text:s/>μειώνεται σταδιακά με μικρότερες ταλαντώσεις. Η αρχική υψηλή τιμή της εντροπίας<text:s/>επιλέγεται σκόπιμα στον SAC για να ενθαρρυνθεί<text:s/>η<text:s/>εξερεύνηση του περιβάλλοντος, ιδίως σε περιβάλλοντα όπως αυτό που τα rewards είναι sparse<text:s/>και άρα η<text:s/>πιθανότητα να φτάσει<text:s/>στο στόχο<text:s/>τυχαία στην αρχή εξαρτάται αποκλειστικά από το πόσο καλά εξερευνά.</text:p>
      <text:p text:style-name="P401"/>
      <text:p text:style-name="P4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fo:font-size="12pt" style:font-size-asian="12pt" style:font-size-complex="12pt" fo:hyphenate="false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ΣΟΛΟΜΩΝΙΔΗ ΕΛΕΥΘΕΡΙΑ</meta:initial-creator>
    <dc:creator>ΣΟΛΟΜΩΝΙΔΗ ΕΛΕΥΘΕΡΙΑ</dc:creator>
    <meta:creation-date>2025-06-14T18:54:00Z</meta:creation-date>
    <dc:date>2025-06-20T12:31:00Z</dc:date>
    <meta:template xlink:href="Normal.dotm" xlink:type="simple"/>
    <meta:editing-cycles>15</meta:editing-cycles>
    <meta:editing-duration>PT22440S</meta:editing-duration>
    <meta:document-statistic meta:page-count="3" meta:paragraph-count="14" meta:word-count="1140" meta:character-count="7286" meta:row-count="51" meta:non-whitespace-character-count="6160"/>
  </office:meta>
</office:document-meta>
</file>